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OS 7 POLLITOS INVERSIONES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ANOCCA PERALTA, PETER JOH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963594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YRAMPO VASQUEZ, CRISTIAN FERNAND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183149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309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236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36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VO BLANCO</text:p>
          </table:table-cell>
          <table:table-cell table:style-name="Tabla3.A2" office:value-type="string">
            <text:p text:style-name="P21">2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2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22:11:3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